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600000110C044849DBAE7A728.png" manifest:media-type="image/png"/>
  <manifest:file-entry manifest:full-path="Pictures/10000001000001B3000001F66CE51847476DE509.png" manifest:media-type="image/png"/>
  <manifest:file-entry manifest:full-path="Pictures/100000010000074B00000163F1C742F6568970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db4b8" officeooo:paragraph-rsid="001db4b8" style:font-weight-asian="bold" style:font-weight-complex="bold"/>
    </style:style>
    <style:style style:name="P2" style:family="paragraph" style:parent-style-name="Standard">
      <style:text-properties fo:font-size="16pt" fo:font-weight="bold" officeooo:rsid="001db4b8" officeooo:paragraph-rsid="001db4b8" style:font-weight-asian="bold" style:font-weight-complex="bold"/>
    </style:style>
    <style:style style:name="P3" style:family="paragraph" style:parent-style-name="Standard">
      <style:text-properties fo:font-size="14pt" fo:font-weight="bold" officeooo:rsid="001db4b8" officeooo:paragraph-rsid="001db4b8" style:font-weight-asian="bold" style:font-weight-complex="bold"/>
    </style:style>
    <style:style style:name="P4" style:family="paragraph" style:parent-style-name="Standard">
      <style:text-properties fo:font-size="14pt" fo:font-weight="bold" officeooo:rsid="001f3ec8" officeooo:paragraph-rsid="001f3ec8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10.389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 4.</text:p>
      <text:p text:style-name="P4"><draw:frame draw:style-name="fr3" draw:name="Image1" text:anchor-type="as-char" svg:width="6.8953in" svg:height="2.8138in" draw:z-index="0"><draw:image xlink:href="Pictures/100000010000074B00000163F1C742F656897006.png" xlink:type="simple" xlink:show="embed" xlink:actuate="onLoad" draw:mime-type="image/png"/></draw:frame></text:p>
      <text:p text:style-name="P4"/>
      <text:p text:style-name="P4"><draw:frame draw:style-name="fr2" draw:name="Image2" text:anchor-type="as-char" svg:width="4.5311in" svg:height="5.2291in" draw:z-index="1"><draw:image xlink:href="Pictures/10000001000001B3000001F66CE51847476DE50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draw:frame draw:style-name="fr1" draw:name="Image3" text:anchor-type="as-char" svg:width="6.9252in" svg:height="2.7138in" draw:z-index="2"><draw:image xlink:href="Pictures/10000001000002B600000110C044849DBAE7A728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7:25:01.249230659</meta:creation-date>
    <dc:date>2022-11-25T19:15:39.077924764</dc:date>
    <meta:editing-duration>PT2H12M49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4" meta:word-count="2" meta:character-count="12" meta:non-whitespace-character-count="11"/>
  </office:meta>
</office:document-meta>
</file>